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3C599FA2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234cm, 7.213cm, 11.594cm, 2.092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05cm" svg:height="23cm" svg:x="1.092cm" svg:y="2.391cm">
          <draw:image xlink:href="Pictures/10000000000005E8000007E03C599FA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06T11:56:00.031594099</dc:date>
    <meta:editing-duration>PT3M41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